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4979in"/>
    </style:style>
    <style:style style:name="TableColumn3" style:family="table-column">
      <style:table-column-properties style:column-width="1.4937in"/>
    </style:style>
    <style:style style:name="TableColumn4" style:family="table-column">
      <style:table-column-properties style:column-width="1.1166in"/>
    </style:style>
    <style:style style:name="TableColumn5" style:family="table-column">
      <style:table-column-properties style:column-width="1.9881in"/>
    </style:style>
    <style:style style:name="TableColumn6" style:family="table-column">
      <style:table-column-properties style:column-width="1.1201in"/>
    </style:style>
    <style:style style:name="Table1" style:family="table" style:master-page-name="MP0">
      <style:table-properties style:width="6.2166in" fo:margin-left="0.0194in" table:align="left"/>
    </style:style>
    <style:style style:name="TableRow7" style:family="table-row">
      <style:table-row-properties style:min-row-height="0.3638in"/>
    </style:style>
    <style:style style:name="TableCell8" style:family="table-cell">
      <style:table-cell-properties fo:border-top="0.0625in double #000000" style:border-line-width-top="0.0208in 0.0208in 0.0208in" fo:border-left="0.0625in double #000000" style:border-line-width-left="0.0208in 0.0208in 0.0208in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9" style:parent-style-name="內文" style:family="paragraph">
      <style:paragraph-properties fo:break-before="page" fo:text-align="start" fo:line-height="0.2916in"/>
      <style:text-properties style:font-name="標楷體" style:font-name-asian="標楷體" fo:font-weight="bold" style:font-weight-asian="bold" fo:font-size="16pt" style:font-size-asian="16pt" style:font-size-complex="16pt"/>
    </style:style>
    <style:style style:name="TableRow14" style:family="table-row">
      <style:table-row-properties style:min-row-height="1.2312in"/>
    </style:style>
    <style:style style:name="TableCell15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7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194in" fo:padding-bottom="0in" fo:padding-right="0.0194in"/>
    </style:style>
    <style:style style:name="P20" style:parent-style-name="內文" style:family="paragraph">
      <style:paragraph-properties fo:text-align="justify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P26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P27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0" style:parent-style-name="內文" style:family="paragraph">
      <style:paragraph-properties fo:text-align="justify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2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P33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36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37" style:parent-style-name="內文" style:family="paragraph">
      <style:paragraph-properties fo:text-align="justify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40" style:family="table-row">
      <style:table-row-properties style:min-row-height="0.9965in"/>
    </style:style>
    <style:style style:name="TableCell41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3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4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46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47" style:parent-style-name="內文" style:list-style-name="LFO1" style:family="paragraph">
      <style:paragraph-properties fo:text-align="justify" fo:line-height="0.2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48" style:parent-style-name="內文" style:list-style-name="LFO1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49" style:parent-style-name="內文" style:list-style-name="LFO1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50" style:parent-style-name="內文" style:list-style-name="LFO1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Cell51" style:family="table-cell">
      <style:table-cell-properties fo:border-top="0.0069in solid #000000" fo:border-left="0.0069in dashe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line-height="0.25in"/>
      <style:text-properties style:font-name="標楷體" style:font-name-asian="標楷體" fo:font-size="14pt" style:font-size-asian="14pt" style:font-size-complex="14pt"/>
    </style:style>
    <style:style style:name="TableRow53" style:family="table-row">
      <style:table-row-properties style:min-row-height="1.0951in"/>
    </style:style>
    <style:style style:name="TableCell54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5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57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5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59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Row61" style:family="table-row">
      <style:table-row-properties style:min-row-height="0.3763in"/>
    </style:style>
    <style:style style:name="TableCell62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4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67" style:family="table-cell">
      <style:table-cell-properties fo:border-top="0.0069in solid #000000" fo:border-left="0.0069in solid #000000" fo:border-bottom="0.0069in dashed #000000" fo:border-right="0.0625in double #000000" style:border-line-width-right="0.0208in 0.0208in 0.0208in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justify" fo:line-height="0.25in"/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7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7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8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9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95" style:family="table-row">
      <style:table-row-properties style:min-row-height="0.4875in"/>
    </style:style>
    <style:style style:name="P9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97" style:family="table-cell">
      <style:table-cell-properties fo:border-top="0.0069in dashed #000000" fo:border-left="0.0069in solid #000000" fo:border-bottom="0.0069in solid #000000" fo:border-right="0.0625in double #000000" style:border-line-width-right="0.0208in 0.0208in 0.0208in" style:writing-mode="lr-tb" style:vertical-align="middle" fo:padding-top="0in" fo:padding-left="0.0194in" fo:padding-bottom="0in" fo:padding-right="0.0194in"/>
    </style:style>
    <style:style style:name="P98" style:parent-style-name="內文" style:list-style-name="LFO1" style:family="paragraph">
      <style:paragraph-properties fo:text-align="justify" fo:line-height="0.25in" fo:margin-left="0.2423in" fo:text-indent="-0.2423in">
        <style:tab-stops>
          <style:tab-stop style:type="left" style:position="0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99" style:parent-style-name="內文" style:list-style-name="LFO1" style:family="paragraph">
      <style:paragraph-properties fo:text-align="justify" fo:line-height="0.25in" fo:margin-left="0.2423in" fo:text-indent="-0.2423in">
        <style:tab-stops>
          <style:tab-stop style:type="left" style:position="0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Row100" style:family="table-row">
      <style:table-row-properties style:min-row-height="1.6916in"/>
    </style:style>
    <style:style style:name="TableCell101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03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04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0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106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07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08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09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10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11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Cell112" style:family="table-cell">
      <style:table-cell-properties fo:border-top="0.0069in solid #000000" fo:border-left="0.0069in dashe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13" style:parent-style-name="內文" style:family="paragraph">
      <style:paragraph-properties fo:line-height="0.25in"/>
    </style:style>
    <style:style style:name="T1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32" style:family="table-row">
      <style:table-row-properties style:min-row-height="0.8256in"/>
    </style:style>
    <style:style style:name="TableCell133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35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36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37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TableCell138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39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140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141" style:parent-style-name="內文" style:list-style-name="LFO1" style:family="paragraph">
      <style:paragraph-properties fo:text-align="justify" fo:line-height="0.2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Row142" style:family="table-row">
      <style:table-row-properties style:min-row-height="0.3673in"/>
    </style:style>
    <style:style style:name="TableCell143" style:family="table-cell">
      <style:table-cell-properties fo:border-top="0.0069in solid #000000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44" style:parent-style-name="內文" style:family="paragraph">
      <style:paragraph-properties fo:text-align="justify" fo:line-height="0.2083in"/>
      <style:text-properties style:font-name="標楷體" style:font-name-asian="標楷體" fo:font-weight="bold" style:font-weight-asian="bold"/>
    </style:style>
    <style:style style:name="P145" style:parent-style-name="內文" style:family="paragraph">
      <style:paragraph-properties fo:text-align="justify" fo:line-height="0.2083in" fo:text-indent="0.3333in"/>
      <style:text-properties style:font-name="標楷體" style:font-name-asian="標楷體"/>
    </style:style>
    <style:style style:name="P146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47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48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49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50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 fo:color="#000000"/>
    </style:style>
    <style:style style:name="P151" style:parent-style-name="內文" style:list-style-name="LFO2" style:family="paragraph">
      <style:paragraph-properties fo:text-align="justify" fo:line-height="0.2083in" fo:margin-left="0.4805in">
        <style:tab-stops/>
      </style:paragraph-properties>
    </style:style>
    <style:style style:name="T152" style:parent-style-name="預設段落字型" style:family="text">
      <style:text-properties style:font-name="標楷體" style:font-name-asian="標楷體" fo:color="#000000"/>
    </style:style>
    <style:style style:name="T153" style:parent-style-name="預設段落字型" style:family="text">
      <style:text-properties style:font-name="標楷體" style:font-name-asian="標楷體"/>
    </style:style>
    <style:style style:name="T154" style:parent-style-name="預設段落字型" style:family="text">
      <style:text-properties style:font-name="標楷體" style:font-name-asian="標楷體"/>
    </style:style>
    <style:style style:family="graphic" style:name="a20">
      <style:graphic-properties style:wrap="run-through" style:run-through="foreground" draw:fill="none" draw:stroke="dash" draw:stroke-dash="a19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dash" draw:stroke-dash="a21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dash" draw:stroke-dash="a23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dash" draw:stroke-dash="a25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dash" draw:stroke-dash="a27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dash" draw:stroke-dash="a9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dash" draw:stroke-dash="a11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dash" draw:stroke-dash="a13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dash" draw:stroke-dash="a15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dash" draw:stroke-dash="a17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dashe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dashe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dash" draw:stroke-dash="a7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dash" draw:stroke-dash="a29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新北市政府警察局大貨車臨時通行證申請書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申</text:p>
            <text:p text:style-name="P17">請</text:p>
            <text:p text:style-name="P18">人</text:p>
          </table:table-cell>
          <table:table-cell table:style-name="TableCell19" table:number-columns-spanned="2">
            <text:p text:style-name="P20"><text:span text:style-name="T21"><draw:connector draw:type="line" svg:x1="0.10903in" svg:y1="1.12014in" svg:x2="1.23403in" svg:y2="1.12014in" draw:z-index="251652608" draw:id="id0" draw:style-name="a0" draw:name="Line 16" text:anchor-type="paragraph"><svg:title/><svg:desc/></draw:connector></text:span><text:span text:style-name="T22"><draw:connector draw:type="line" svg:x1="0.10903in" svg:y1="0.87014in" svg:x2="1.23403in" svg:y2="0.87014in" draw:z-index="251651584" draw:id="id1" draw:style-name="a1" draw:name="Line 15" text:anchor-type="paragraph"><svg:title/><svg:desc/></draw:connector></text:span><text:span text:style-name="T23"><draw:connector draw:type="line" svg:x1="0.10903in" svg:y1="0.62014in" svg:x2="1.23403in" svg:y2="0.62014in" draw:z-index="251650560" draw:id="id2" draw:style-name="a2" draw:name="Line 14" text:anchor-type="paragraph"><svg:title/><svg:desc/></draw:connector></text:span><text:span text:style-name="T24"><draw:frame draw:z-index="251648512" draw:id="id3" draw:style-name="a3" draw:name="Text Box 12" text:anchor-type="paragraph" svg:x="1.35556in" svg:y="0.11111in" svg:width="1.10556in" svg:height="1in" style:rel-width="scale" style:rel-height="scale"><draw:text-box><text:p text:style-name="P25"/><text:p text:style-name="P26"/><text:p text:style-name="P27">（公司章）</text:p></draw:text-box><svg:title/><svg:desc/></draw:frame></text:span><text:span text:style-name="T28">公司行號名稱：</text:span></text:p>
          </table:table-cell>
          <table:covered-table-cell/>
          <table:table-cell table:style-name="TableCell29">
            <text:p text:style-name="P30"><text:span text:style-name="T31"><draw:frame draw:z-index="251649536" draw:id="id4" draw:style-name="a4" draw:name="Text Box 13" text:anchor-type="paragraph" svg:x="1.10903in" svg:y="0.49514in" svg:width="0.73056in" svg:height="0.625in" style:rel-width="scale" style:rel-height="scale"><draw:text-box><text:p text:style-name="P32"/><text:p text:style-name="P33">（私章）</text:p></draw:text-box><svg:title/><svg:desc/></draw:frame></text:span><text:span text:style-name="T34"><draw:connector draw:type="line" svg:x1="0.10556in" svg:y1="0.87014in" svg:x2="0.98056in" svg:y2="0.87014in" draw:z-index="251653632" draw:id="id5" draw:style-name="a5" draw:name="Line 17" text:anchor-type="paragraph"><svg:title/><svg:desc/></draw:connector></text:span><text:span text:style-name="T35">負責人姓名：</text:span></text:p>
          </table:table-cell>
          <table:table-cell table:style-name="TableCell36">
            <text:p text:style-name="P37"><text:span text:style-name="T38"><draw:connector draw:type="line" svg:x1="0.10556in" svg:y1="0.87014in" svg:x2="0.98056in" svg:y2="0.86111in" draw:z-index="251654656" draw:id="id6" draw:style-name="a6" draw:name="Line 18" text:anchor-type="paragraph"><svg:title/><svg:desc/></draw:connector></text:span><text:span text:style-name="T39">聯絡電話：</text:span></text:p>
          </table:table-cell>
        </table:table-row>
        <table:table-row table:style-name="TableRow40">
          <table:table-cell table:style-name="TableCell41">
            <text:p text:style-name="P42">申</text:p>
            <text:p text:style-name="P43">請</text:p>
            <text:p text:style-name="P44">事</text:p>
            <text:p text:style-name="P45">由</text:p>
          </table:table-cell>
          <table:table-cell table:style-name="TableCell46">
            <text:list text:style-name="LFO1" text:continue-numbering="true">
              <text:list-item>
                <text:p text:style-name="P47">公共工程</text:p>
              </text:list-item>
              <text:list-item>
                <text:p text:style-name="P48">民間工地</text:p>
              </text:list-item>
              <text:list-item>
                <text:p text:style-name="P49">貨物運輸</text:p>
              </text:list-item>
              <text:list-item>
                <text:p text:style-name="P50">其他</text:p>
              </text:list-item>
            </text:list>
          </table:table-cell>
          <table:table-cell table:style-name="TableCell51" table:number-columns-spanned="3">
            <text:p text:style-name="P52">事由概述：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申</text:p>
            <text:p text:style-name="P56">請</text:p>
            <text:p text:style-name="P57">路</text:p>
            <text:p text:style-name="P58">段</text:p>
          </table:table-cell>
          <table:table-cell table:style-name="TableCell59" table:number-columns-spanned="4">
            <text:p text:style-name="P60">（請詳填各路段名稱）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rows-spanned="2">
            <text:p text:style-name="P63">申</text:p>
            <text:p text:style-name="P64">請</text:p>
            <text:p text:style-name="P65">時</text:p>
            <text:p text:style-name="P66">段</text:p>
          </table:table-cell>
          <table:table-cell table:style-name="TableCell67" table:number-columns-spanned="4">
            <text:p text:style-name="P68"><text:span text:style-name="T69">通行起訖時間： <text:s/></text:span><text:span text:style-name="T70">自</text:span><text:span text:style-name="T71"><text:s/></text:span><text:span text:style-name="T72"><text:s text:c="2"/></text:span><text:span text:style-name="T73"><text:s/></text:span><text:span text:style-name="T74">年</text:span><text:span text:style-name="T75"><text:s/></text:span><text:span text:style-name="T76"><text:s text:c="2"/></text:span><text:span text:style-name="T77"><text:s/></text:span><text:span text:style-name="T78">月</text:span><text:span text:style-name="T79"><text:s/></text:span><text:span text:style-name="T80"><text:s text:c="2"/></text:span><text:span text:style-name="T81"><text:s/></text:span><text:span text:style-name="T82">日~</text:span><text:span text:style-name="T83"><text:s/></text:span><text:span text:style-name="T84"><text:s text:c="2"/></text:span><text:span text:style-name="T85"><text:s/></text:span><text:span text:style-name="T86">年</text:span><text:span text:style-name="T87"><text:s/></text:span><text:span text:style-name="T88"><text:s text:c="2"/></text:span><text:span text:style-name="T89"><text:s/></text:span><text:span text:style-name="T90">月</text:span><text:span text:style-name="T91"><text:s/></text:span><text:span text:style-name="T92"><text:s text:c="2"/></text:span><text:span text:style-name="T93"><text:s/></text:span><text:span text:style-name="T94">日</text:span></text:p>
          </table:table-cell>
          <table:covered-table-cell/>
          <table:covered-table-cell/>
          <table:covered-table-cell/>
        </table:table-row>
        <table:table-row table:style-name="TableRow95">
          <table:covered-table-cell>
            <text:p text:style-name="P96"/>
          </table:covered-table-cell>
          <table:table-cell table:style-name="TableCell97" table:number-columns-spanned="4">
            <text:list text:style-name="LFO1" text:continue-numbering="true">
              <text:list-item>
                <text:list>
                  <text:list-item>
                    <text:p text:style-name="P98">申請時間以6個月為限；另本欄未填寫者將自申請日核予1個月。</text:p>
                  </text:list-item>
                  <text:list-item>
                    <text:p text:style-name="P99">每日7~9時及17~19時為禁止通行時段。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申</text:p>
            <text:p text:style-name="P103">請</text:p>
            <text:p text:style-name="P104">車</text:p>
            <text:p text:style-name="P105">輛</text:p>
          </table:table-cell>
          <table:table-cell table:style-name="TableCell106">
            <text:list text:style-name="LFO1" text:continue-numbering="true">
              <text:list-item>
                <text:p text:style-name="P107">砂石車</text:p>
              </text:list-item>
              <text:list-item>
                <text:p text:style-name="P108">預拌混凝土車</text:p>
              </text:list-item>
              <text:list-item>
                <text:p text:style-name="P109">一般大貨車</text:p>
              </text:list-item>
              <text:list-item>
                <text:p text:style-name="P110">特種車輛</text:p>
              </text:list-item>
              <text:list-item>
                <text:p text:style-name="P111">其他（委託書）</text:p>
              </text:list-item>
            </text:list>
          </table:table-cell>
          <table:table-cell table:style-name="TableCell112" table:number-columns-spanned="3">
            <text:p text:style-name="P113"><text:span text:style-name="T114"><draw:connector draw:type="line" svg:x1="3.61736in" svg:y1="0.34931in" svg:x2="3.61736in" svg:y2="1.59931in" draw:z-index="251666944" draw:id="id7" draw:style-name="a8" draw:name="Line 45" text:anchor-type="paragraph"><svg:title/><svg:desc/></draw:connector></text:span><text:span text:style-name="T115"><draw:connector draw:type="line" svg:x1="3.11736in" svg:y1="0.34931in" svg:x2="3.11736in" svg:y2="1.59931in" draw:z-index="251665920" draw:id="id8" draw:style-name="a10" draw:name="Line 44" text:anchor-type="paragraph"><svg:title/><svg:desc/></draw:connector></text:span><text:span text:style-name="T116"><draw:connector draw:type="line" svg:x1="2.61944in" svg:y1="0.34931in" svg:x2="2.61944in" svg:y2="1.59931in" draw:z-index="251664896" draw:id="id9" draw:style-name="a12" draw:name="Line 43" text:anchor-type="paragraph"><svg:title/><svg:desc/></draw:connector></text:span><text:span text:style-name="T117"><draw:connector draw:type="line" svg:x1="2.11944in" svg:y1="0.34931in" svg:x2="2.11944in" svg:y2="1.59931in" draw:z-index="251663872" draw:id="id10" draw:style-name="a14" draw:name="Line 42" text:anchor-type="paragraph"><svg:title/><svg:desc/></draw:connector></text:span><text:span text:style-name="T118"><draw:connector draw:type="line" svg:x1="1.61944in" svg:y1="0.34931in" svg:x2="1.61944in" svg:y2="1.59931in" draw:z-index="251662848" draw:id="id11" draw:style-name="a16" draw:name="Line 41" text:anchor-type="paragraph"><svg:title/><svg:desc/></draw:connector></text:span><text:span text:style-name="T119"><draw:connector draw:type="line" svg:x1="0.61944in" svg:y1="0.34931in" svg:x2="0.61944in" svg:y2="1.59931in" draw:z-index="251661824" draw:id="id12" draw:style-name="a18" draw:name="Line 40" text:anchor-type="paragraph"><svg:title/><svg:desc/></draw:connector></text:span><text:span text:style-name="T120"><draw:connector draw:type="line" svg:x1="1.11944in" svg:y1="0.34931in" svg:x2="1.11944in" svg:y2="1.59931in" draw:z-index="251660800" draw:id="id13" draw:style-name="a20" draw:name="Line 39" text:anchor-type="paragraph"><svg:title/><svg:desc/></draw:connector></text:span><text:span text:style-name="T121"><draw:connector draw:type="line" svg:x1="0.11736in" svg:y1="1.47431in" svg:x2="4.11736in" svg:y2="1.47431in" draw:z-index="251659776" draw:id="id14" draw:style-name="a22" draw:name="Line 32" text:anchor-type="paragraph"><svg:title/><svg:desc/></draw:connector></text:span><text:span text:style-name="T122"><draw:connector draw:type="line" svg:x1="0.11736in" svg:y1="1.20069in" svg:x2="4.11736in" svg:y2="1.20069in" draw:z-index="251658752" draw:id="id15" draw:style-name="a24" draw:name="Line 31" text:anchor-type="paragraph"><svg:title/><svg:desc/></draw:connector></text:span><text:span text:style-name="T123"><draw:connector draw:type="line" svg:x1="0.11736in" svg:y1="0.97431in" svg:x2="4.11736in" svg:y2="0.97431in" draw:z-index="251657728" draw:id="id16" draw:style-name="a26" draw:name="Line 30" text:anchor-type="paragraph"><svg:title/><svg:desc/></draw:connector></text:span><text:span text:style-name="T124"><draw:connector draw:type="line" svg:x1="0.11736in" svg:y1="0.72431in" svg:x2="4.11736in" svg:y2="0.72431in" draw:z-index="251656704" draw:id="id17" draw:style-name="a28" draw:name="Line 29" text:anchor-type="paragraph"><svg:title/><svg:desc/></draw:connector></text:span><text:span text:style-name="T125"><draw:connector draw:type="line" svg:x1="0.11944in" svg:y1="0.47431in" svg:x2="4.11944in" svg:y2="0.47431in" draw:z-index="251655680" draw:id="id18" draw:style-name="a30" draw:name="Line 28" text:anchor-type="paragraph"><svg:title/><svg:desc/></draw:connector></text:span><text:span text:style-name="T126">車牌號碼：</text:span><text:span text:style-name="T127">（共</text:span><text:span text:style-name="T128"><text:s text:c="3"/></text:span><text:span text:style-name="T129"><text:s/></text:span><text:span text:style-name="T130"><text:s/></text:span><text:span text:style-name="T131">輛）</text:span>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檢</text:p>
            <text:p text:style-name="P135">附</text:p>
            <text:p text:style-name="P136">資</text:p>
            <text:p text:style-name="P137">料</text:p>
          </table:table-cell>
          <table:table-cell table:style-name="TableCell138" table:number-columns-spanned="4">
            <text:p text:style-name="P139">□行車執照影本（拖車使用證）<text:s text:c="2"/>□公司執照或營利事業登記證</text:p>
            <text:p text:style-name="P140">□棄土場同意書暨棄土流向證明<text:s/><text:s/>□行駛起、訖路線地圖</text:p>
            <text:list text:style-name="LFO1" text:continue-numbering="true">
              <text:list-item>
                <text:p text:style-name="P141">工程合約書或訂購單 <text:s text:c="8"/>□其他(委託書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5">
            <text:p text:style-name="P144">注意事項：</text:p>
            <text:p text:style-name="P145">於通行證有效期間內倘因路況變更等，基於道路交通安全，將隨時通知停止使用。並請確實遵守交通法令，警察局將加強稽查，如有發現下列情形，將由執勤員警立即依法舉發後收回臨時通行證，請加強司機管理：</text:p>
            <text:list text:style-name="LFO2" text:continue-numbering="true">
              <text:list-item>
                <text:p text:style-name="P146">行駛於未經核准之管制路段或區域。</text:p>
              </text:list-item>
              <text:list-item>
                <text:p text:style-name="P147">於禁止行駛時段內行駛。</text:p>
              </text:list-item>
              <text:list-item>
                <text:p text:style-name="P148">於新北市轄內違規超載、超速及闖紅燈。</text:p>
              </text:list-item>
              <text:list-item>
                <text:p text:style-name="P149">違反道路交通管理處罰條例而發生交通事故者。</text:p>
              </text:list-item>
              <text:list-item>
                <text:p text:style-name="P150">臨時通行證應黏貼於右邊擋風玻璃明顯處。</text:p>
              </text:list-item>
              <text:list-item>
                <text:p text:style-name="P151"><text:span text:style-name="T152">違反橋樑限重或涵洞限高規定者。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內文"><text:span text:style-name="T153">申請</text:span><text:span text:style-name="T154">案編碼：151906 <text:s/>公告期限：3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 fo:language="en" fo:country="U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use-window-font-color="true" fo:font-size="12pt" style:font-size-asian="12pt" style:font-size-complex="12pt"/>
    </style: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3" draw:display-name="SysDot" draw:style="rect" draw:dots1="1" draw:dots1-length="0.01042in" draw:dots2="0" draw:dots2-length="0in" draw:distance="0.01042in"/>
    <draw:stroke-dash draw:name="a15" draw:display-name="SysDot" draw:style="rect" draw:dots1="1" draw:dots1-length="0.01042in" draw:dots2="0" draw:dots2-length="0in" draw:distance="0.01042in"/>
    <draw:stroke-dash draw:name="a21" draw:display-name="SysDot" draw:style="rect" draw:dots1="1" draw:dots1-length="0.01042in" draw:dots2="0" draw:dots2-length="0in" draw:distance="0.01042in"/>
    <draw:stroke-dash draw:name="a17" draw:display-name="SysDot" draw:style="rect" draw:dots1="1" draw:dots1-length="0.01042in" draw:dots2="0" draw:dots2-length="0in" draw:distance="0.01042in"/>
    <draw:stroke-dash draw:name="a23" draw:display-name="SysDot" draw:style="rect" draw:dots1="1" draw:dots1-length="0.01042in" draw:dots2="0" draw:dots2-length="0in" draw:distance="0.01042in"/>
    <draw:stroke-dash draw:name="a19" draw:display-name="SysDot" draw:style="rect" draw:dots1="1" draw:dots1-length="0.01042in" draw:dots2="0" draw:dots2-length="0in" draw:distance="0.01042in"/>
    <draw:stroke-dash draw:name="a25" draw:display-name="SysDot" draw:style="rect" draw:dots1="1" draw:dots1-length="0.01042in" draw:dots2="0" draw:dots2-length="0in" draw:distance="0.01042in"/>
    <draw:stroke-dash draw:name="a7" draw:display-name="SysDot" draw:style="rect" draw:dots1="1" draw:dots1-length="0.01042in" draw:dots2="0" draw:dots2-length="0in" draw:distance="0.01042in"/>
    <draw:stroke-dash draw:name="a27" draw:display-name="SysDot" draw:style="rect" draw:dots1="1" draw:dots1-length="0.01042in" draw:dots2="0" draw:dots2-length="0in" draw:distance="0.01042in"/>
    <draw:stroke-dash draw:name="a9" draw:display-name="SysDot" draw:style="rect" draw:dots1="1" draw:dots1-length="0.01042in" draw:dots2="0" draw:dots2-length="0in" draw:distance="0.01042in"/>
    <draw:stroke-dash draw:name="a29" draw:display-name="SysDot" draw:style="rect" draw:dots1="1" draw:dots1-length="0.01042in" draw:dots2="0" draw:dots2-length="0in" draw:distance="0.01042in"/>
    <draw:stroke-dash draw:name="a11" draw:display-name="SysDot" draw:style="rect" draw:dots1="1" draw:dots1-length="0.01042in" draw:dots2="0" draw:dots2-length="0in" draw:distance="0.01042in"/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847in" fo:margin-bottom="0.3937in" fo:margin-right="0.9847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3937in"/>
      </style:footer-style>
    </style:page-layout>
    <style:style style:name="P10" style:parent-style-name="頁尾" style:family="paragraph">
      <style:paragraph-properties fo:text-indent="2.4305in"/>
    </style:style>
    <style:style style:name="T11" style:parent-style-name="預設段落字型" style:family="text">
      <style:text-properties style:font-name="標楷體" style:font-name-asian="標楷體"/>
    </style:style>
    <style:style style:name="T12" style:parent-style-name="預設段落字型" style:family="text">
      <style:text-properties style:font-name="標楷體" style:font-name-asian="標楷體"/>
    </style:style>
    <style:style style:name="T13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10"><text:span text:style-name="T11">(民)警交通</text:span><text:span text:style-name="T12">0</text:span><text:span text:style-name="T13">7-(民)表一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大貨車臨時通行證核發</dc:title>
    <dc:description/>
    <dc:subject>大貨車臨時通行證核發</dc:subject>
    <meta:keyword>機關改制更名</meta:keyword>
    <meta:initial-creator>警察局</meta:initial-creator>
    <dc:creator>吳羿廷</dc:creator>
    <meta:creation-date>2020-11-26T07:48:00Z</meta:creation-date>
    <dc:date>2020-11-26T07:48:00Z</dc:date>
    <meta:print-date>2010-03-23T03:1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90" meta:character-count="602" meta:row-count="4" meta:non-whitespace-character-count="513"/>
  </office:meta>
</office:document-meta>
</file>